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5cm" fo:min-width="1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5cm" fo:min-width="2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5cm" fo:min-width="2.699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7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svg:stroke-color="#6666ff" draw:fill-color="#ffffff" draw:textarea-horizontal-align="justify" draw:textarea-vertical-align="middle" draw:auto-grow-height="false" fo:min-height="0.91cm" fo:min-width="3.833cm"/>
    </style:style>
    <style:style style:name="gr1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3" style:family="graphic" style:parent-style-name="standard">
      <style:graphic-properties svg:stroke-color="#ff3333" draw:fill-color="#ffffff" draw:textarea-horizontal-align="justify" draw:textarea-vertical-align="middle" draw:auto-grow-height="false" fo:min-height="0.91cm" fo:min-width="3.833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89cm"/>
    </style:style>
    <style:style style:name="P1" style:family="paragraph">
      <style:paragraph-properties fo:text-align="center"/>
      <style:text-properties style:font-name="Arial"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style:font-name="Arial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Arial" fo:font-size="10pt" fo:font-weight="bold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end"/>
      <style:text-properties style:font-name="Arial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style:font-name="Arial" fo:font-size="10pt" fo:font-weight="bold" style:font-size-asian="10pt" style:font-size-complex="10pt"/>
    </style:style>
    <style:style style:name="P9" style:family="paragraph">
      <style:paragraph-properties fo:text-align="center"/>
      <style:text-properties style:font-name="Arial" fo:font-size="10pt" fo:font-weight="bold" style:font-size-asian="10pt" style:font-size-complex="10pt"/>
    </style:style>
    <style:style style:name="P10" style:family="paragraph">
      <loext:graphic-properties draw:fill-color="#ffffff"/>
      <style:paragraph-properties fo:text-align="center"/>
      <style:text-properties style:font-name="Arial" fo:font-size="10pt" fo:font-weight="bold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2.1cm" svg:height="0.6cm" svg:x="2.201cm" svg:y="0.354cm">
          <text:p text:style-name="P1"><text:span text:style-name="T1">Markdow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1" draw:id="id1" draw:layer="layout" svg:width="2.1cm" svg:height="0.6cm" svg:x="2.201cm" svg:y="7.453cm">
          <text:p text:style-name="P1"><text:span text:style-name="T1">Markdow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2.1cm" svg:height="0.6cm" svg:x="7.501cm" svg:y="6.76cm">
          <text:p text:style-name="P1"><text:span text:style-name="T1">Markdow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1cm" svg:height="0.6cm" svg:x="7.5cm" svg:y="8.159cm">
          <text:p text:style-name="P1"><text:span text:style-name="T1">Markdow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-1.102cm" svg:x1="4.301cm" svg:y1="7.753cm" svg:x2="7.501cm" svg:y2="7.06cm" draw:start-shape="id1" draw:start-glue-point="7" draw:end-shape="id2" draw:end-glue-point="5" svg:d="M4301 7753h499v-693h2701" svg:viewBox="0 0 3201 694">
          <text:p/>
        </draw:connector>
        <draw:connector draw:style-name="gr3" draw:text-style-name="P3" draw:layer="layout" draw:line-skew="-1.101cm" svg:x1="4.301cm" svg:y1="7.753cm" svg:x2="7.5cm" svg:y2="8.459cm" draw:start-shape="id1" draw:start-glue-point="7" draw:end-shape="id3" svg:d="M4301 7753h499v706h2700" svg:viewBox="0 0 3200 707">
          <text:p/>
        </draw:connector>
        <draw:custom-shape draw:style-name="gr2" draw:text-style-name="P2" xml:id="id4" draw:id="id4" draw:layer="layout" svg:width="2.1cm" svg:height="0.6cm" svg:x="11.9cm" svg:y="6.76cm">
          <text:p text:style-name="P1"><text:span text:style-name="T1">HTM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4" draw:text-style-name="P5" draw:layer="layout" svg:width="1.8cm" svg:height="0.645cm" svg:x="9.7cm" svg:y="6.507cm">
          <draw:text-box>
            <text:p text:style-name="P4"><text:span text:style-name="T1">Pandoc</text:span></text:p>
          </draw:text-box>
        </draw:frame>
        <draw:connector draw:style-name="gr3" draw:text-style-name="P6" draw:layer="layout" svg:x1="9.601cm" svg:y1="7.06cm" svg:x2="11.9cm" svg:y2="7.06cm" draw:start-shape="id2" draw:start-glue-point="7" draw:end-shape="id4" draw:end-glue-point="5" svg:d="M9601 7060h2299" svg:viewBox="0 0 2300 1">
          <text:p/>
        </draw:connector>
        <draw:custom-shape draw:style-name="gr2" draw:text-style-name="P2" xml:id="id5" draw:id="id5" draw:layer="layout" svg:width="2.1cm" svg:height="0.6cm" svg:x="11.901cm" svg:y="8.159cm">
          <text:p text:style-name="P1"><text:span text:style-name="T1">HTM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4" draw:text-style-name="P5" draw:layer="layout" svg:width="1.8cm" svg:height="0.645cm" svg:x="9.7cm" svg:y="7.941cm">
          <draw:text-box>
            <text:p text:style-name="P4"><text:span text:style-name="T1">Pandoc</text:span></text:p>
          </draw:text-box>
        </draw:frame>
        <draw:connector draw:style-name="gr3" draw:text-style-name="P6" draw:layer="layout" svg:x1="9.6cm" svg:y1="8.459cm" svg:x2="11.901cm" svg:y2="8.459cm" draw:start-shape="id3" draw:start-glue-point="7" draw:end-shape="id5" draw:end-glue-point="5" svg:d="M9600 8459h2301" svg:viewBox="0 0 2302 1">
          <text:p/>
        </draw:connector>
        <draw:custom-shape draw:style-name="gr5" draw:text-style-name="P2" xml:id="id6" draw:id="id6" draw:layer="layout" svg:width="3.2cm" svg:height="0.6cm" svg:x="16cm" svg:y="6.76cm">
          <text:p text:style-name="P1"><text:span text:style-name="T1">Dia PDF Norma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6" draw:layer="layout" svg:x1="14cm" svg:y1="7.06cm" svg:x2="16cm" svg:y2="7.06cm" draw:start-shape="id4" draw:start-glue-point="7" draw:end-shape="id6" draw:end-glue-point="5" svg:d="M14000 7060h2000" svg:viewBox="0 0 2001 1">
          <text:p/>
        </draw:connector>
        <draw:custom-shape draw:style-name="gr6" draw:text-style-name="P2" xml:id="id7" draw:id="id7" draw:layer="layout" svg:width="3.199cm" svg:height="0.6cm" svg:x="16.001cm" svg:y="8.159cm">
          <text:p text:style-name="P1"><text:span text:style-name="T1">Dia PDF Compac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6" draw:layer="layout" svg:x1="14.001cm" svg:y1="8.459cm" svg:x2="16.001cm" svg:y2="8.459cm" draw:start-shape="id5" draw:start-glue-point="7" draw:end-shape="id7" draw:end-glue-point="5" svg:d="M14001 8459h2000" svg:viewBox="0 0 2001 1">
          <text:p/>
        </draw:connector>
        <draw:frame draw:style-name="gr7" draw:text-style-name="P5" draw:layer="layout" svg:width="1.8cm" svg:height="1.039cm" svg:x="14cm" svg:y="6.537cm">
          <draw:text-box>
            <text:p text:style-name="P4"><text:span text:style-name="T1">WeasyPrint</text:span></text:p>
          </draw:text-box>
        </draw:frame>
        <draw:frame draw:style-name="gr7" draw:text-style-name="P5" draw:layer="layout" svg:width="1.8cm" svg:height="1.039cm" svg:x="14cm" svg:y="7.938cm">
          <draw:text-box>
            <text:p text:style-name="P4"><text:span text:style-name="T1">WeasyPrint</text:span></text:p>
          </draw:text-box>
        </draw:frame>
        <draw:custom-shape draw:style-name="gr1" draw:text-style-name="P2" xml:id="id8" draw:id="id8" draw:layer="layout" svg:width="2.1cm" svg:height="0.6cm" svg:x="11.901cm" svg:y="0.354cm">
          <text:p text:style-name="P1"><text:span text:style-name="T1">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9" draw:id="id9" draw:layer="layout" svg:width="3.2cm" svg:height="0.6cm" svg:x="16.001cm" svg:y="0.354cm">
          <text:p text:style-name="P1"><text:span text:style-name="T1">Cours P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svg:x1="14.001cm" svg:y1="0.654cm" svg:x2="16.001cm" svg:y2="0.654cm" draw:start-shape="id8" draw:start-glue-point="7" draw:end-shape="id9" draw:end-glue-point="5" svg:d="M14001 654h2000" svg:viewBox="0 0 2001 1">
          <text:p/>
        </draw:connector>
        <draw:frame draw:style-name="gr10" draw:text-style-name="P5" draw:layer="layout" svg:width="1.8cm" svg:height="0.645cm" svg:x="14.001cm" svg:y="0.086cm">
          <draw:text-box>
            <text:p text:style-name="P4"><text:span text:style-name="T1">Prince</text:span></text:p>
          </draw:text-box>
        </draw:frame>
        <draw:connector draw:style-name="gr9" draw:text-style-name="P6" draw:layer="layout" svg:x1="4.301cm" svg:y1="0.654cm" svg:x2="11.901cm" svg:y2="0.654cm" draw:start-shape="id10" draw:start-glue-point="7" draw:end-shape="id8" draw:end-glue-point="5" svg:d="M4301 654h7600" svg:viewBox="0 0 7601 1">
          <text:p/>
        </draw:connector>
        <draw:frame draw:style-name="gr10" draw:text-style-name="P5" draw:layer="layout" svg:width="1.8cm" svg:height="0.645cm" svg:x="6.001cm" svg:y="0.087cm">
          <draw:text-box>
            <text:p text:style-name="P4"><text:span text:style-name="T1">Pandoc</text:span></text:p>
          </draw:text-box>
        </draw:frame>
        <draw:connector draw:style-name="gr9" draw:text-style-name="P6" draw:layer="layout" svg:x1="1.4cm" svg:y1="0.646cm" svg:x2="2.201cm" svg:y2="0.654cm" draw:start-shape="id11" draw:start-glue-point="1" draw:end-shape="id10" draw:end-glue-point="5" svg:d="M1400 646h400v8h401" svg:viewBox="0 0 802 9">
          <text:p/>
        </draw:connector>
        <draw:frame draw:style-name="gr10" draw:text-style-name="P8" xml:id="id11" draw:id="id11" draw:layer="layout" svg:width="1.8cm" svg:height="0.645cm" svg:x="-0.4cm" svg:y="0.324cm">
          <draw:text-box>
            <text:p text:style-name="P7"><text:span text:style-name="T1">Cours</text:span></text:p>
          </draw:text-box>
        </draw:frame>
        <draw:connector draw:style-name="gr3" draw:text-style-name="P6" draw:layer="layout" svg:x1="1.401cm" svg:y1="7.747cm" svg:x2="2.202cm" svg:y2="7.755cm" draw:start-shape="id12" draw:start-glue-point="1" svg:d="M1401 7747h651v8h150" svg:viewBox="0 0 802 9">
          <text:p/>
        </draw:connector>
        <draw:frame draw:style-name="gr10" draw:text-style-name="P8" xml:id="id12" draw:id="id12" draw:layer="layout" svg:width="1.8cm" svg:height="0.645cm" svg:x="-0.399cm" svg:y="7.425cm">
          <draw:text-box>
            <text:p text:style-name="P7"><text:span text:style-name="T1">Dia</text:span></text:p>
          </draw:text-box>
        </draw:frame>
        <draw:custom-shape draw:style-name="gr11" draw:text-style-name="P10" xml:id="id13" draw:id="id13" draw:layer="layout" svg:width="6.127cm" svg:height="1.64cm" svg:x="2.1cm" svg:y="3.6cm">
          <text:p text:style-name="P9"><text:span text:style-name="T1">GitH</text:span><text:span text:style-name="T1">ub.c</text:span><text:span text:style-name="T1">om </text:span><text:span text:style-name="T1">(dép</text:span><text:span text:style-name="T1">ôt)</text:span></text:p>
          <text:p text:style-name="P9"><text:span text:style-name="T1">gith</text:span><text:span text:style-name="T1">ub.c</text:span><text:span text:style-name="T1">om/</text:span><text:span text:style-name="T1">pyro</text:span><text:span text:style-name="T1">chat</text:span><text:span text:style-name="T1">/mo</text:span><text:span text:style-name="T1">oc-</text:span><text:span text:style-name="T1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curve" svg:x1="3.251cm" svg:y1="7.453cm" svg:x2="2.997cm" svg:y2="5cm" draw:start-shape="id1" draw:start-glue-point="4" draw:end-shape="id13" draw:end-glue-point="7" svg:d="M3251 7453c0-1659-254-433-254-2453" svg:viewBox="0 0 255 2454">
          <text:p/>
        </draw:connector>
        <draw:connector draw:style-name="gr12" draw:text-style-name="P6" draw:layer="layout" draw:type="curve" svg:x1="3.251cm" svg:y1="0.954cm" svg:x2="2.997cm" svg:y2="3.84cm" draw:start-shape="id10" draw:start-glue-point="6" draw:end-shape="id13" draw:end-glue-point="5" svg:d="M3251 954c0 1986-254 543-254 2886" svg:viewBox="0 0 255 2887">
          <text:p/>
        </draw:connector>
        <draw:connector draw:style-name="gr12" draw:text-style-name="P6" draw:layer="layout" draw:type="curve" svg:x1="12.951cm" svg:y1="0.954cm" svg:x2="5.163cm" svg:y2="3.6cm" draw:start-shape="id8" draw:start-glue-point="6" draw:end-shape="id13" draw:end-glue-point="4" svg:d="M12951 954c0 1986-7788 663-7788 2646" svg:viewBox="0 0 7789 2647">
          <text:p/>
        </draw:connector>
        <draw:connector draw:style-name="gr12" draw:text-style-name="P6" draw:layer="layout" draw:type="curve" svg:x1="17.601cm" svg:y1="0.954cm" svg:x2="7.33cm" svg:y2="3.84cm" draw:start-shape="id9" draw:start-glue-point="6" draw:end-shape="id13" draw:end-glue-point="11" svg:d="M17601 954c0 1986-10271 543-10271 2886" svg:viewBox="0 0 10272 2887">
          <text:p/>
        </draw:connector>
        <draw:connector draw:style-name="gr12" draw:text-style-name="P6" draw:layer="layout" draw:type="curve" svg:x1="17.6cm" svg:y1="6.76cm" svg:x2="5.163cm" svg:y2="5.24cm" draw:start-shape="id6" draw:start-glue-point="4" draw:end-shape="id13" draw:end-glue-point="8" svg:d="M17600 6760c0-1138-12437-379-12437-1520" svg:viewBox="0 0 12438 1521">
          <text:p/>
        </draw:connector>
        <draw:connector draw:style-name="gr12" draw:text-style-name="P6" draw:layer="layout" draw:type="curve" svg:x1="19.2cm" svg:y1="8.459cm" svg:x2="8.227cm" svg:y2="4.42cm" draw:start-shape="id7" draw:start-glue-point="7" draw:end-shape="id13" draw:end-glue-point="10" svg:d="M19200 8459c751 0 6238-4039-10973-4039" svg:viewBox="0 0 12395 4040">
          <text:p/>
        </draw:connector>
        <draw:custom-shape draw:style-name="gr13" draw:text-style-name="P10" xml:id="id14" draw:id="id14" draw:layer="layout" svg:width="6.127cm" svg:height="1.64cm" svg:x="11.873cm" svg:y="2.86cm">
          <text:p text:style-name="P9"><text:span text:style-name="T1">GitHub.io (site web)</text:span></text:p>
          <text:p text:style-name="P9"><text:span text:style-name="T1">pyrochat.github.io/mooc-led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17.601cm" svg:y1="0.954cm" svg:x2="14.936cm" svg:y2="2.86cm" draw:start-shape="id9" draw:start-glue-point="6" draw:end-shape="id14" svg:d="M17601 954c0 1431-2665 478-2665 1906" svg:viewBox="0 0 2666 1907">
          <text:p/>
        </draw:connector>
        <draw:connector draw:style-name="gr14" draw:text-style-name="P6" draw:layer="layout" draw:type="curve" svg:x1="12.951cm" svg:y1="0.954cm" svg:x2="12.77cm" svg:y2="3.1cm" draw:start-shape="id8" draw:start-glue-point="6" draw:end-shape="id14" draw:end-glue-point="5" svg:d="M12951 954c0 1431-181 358-181 2146" svg:viewBox="0 0 182 2147">
          <text:p/>
        </draw:connector>
        <draw:connector draw:style-name="gr14" draw:text-style-name="P6" draw:layer="layout" draw:type="curve" draw:line-skew="0cm -0.852cm" svg:x1="19.2cm" svg:y1="7.06cm" svg:x2="17.103cm" svg:y2="4.26cm" draw:start-shape="id6" draw:start-glue-point="7" draw:end-shape="id14" draw:end-glue-point="9" svg:d="M19200 7060c753 0 627-1140-85-1646s-2012-376-2012-1154" svg:viewBox="0 0 2608 2801">
          <text:p/>
        </draw:connector>
        <draw:connector draw:style-name="gr14" draw:text-style-name="P6" draw:layer="layout" draw:type="curve" svg:x1="19.2cm" svg:y1="8.459cm" svg:x2="18cm" svg:y2="3.68cm" draw:start-shape="id7" draw:start-glue-point="7" draw:end-shape="id14" draw:end-glue-point="10" svg:d="M19200 8459c751 0 1351-4779-1200-4779" svg:viewBox="0 0 1850 4780">
          <text:p/>
        </draw:connector>
        <draw:frame draw:style-name="gr15" draw:text-style-name="P5" draw:layer="layout" svg:width="2.3cm" svg:height="0.645cm" svg:x="4.7cm" svg:y="6.5cm">
          <draw:text-box>
            <text:p text:style-name="P4"><text:span text:style-name="T1">pre-dia.py</text:span></text:p>
          </draw:text-box>
        </draw:frame>
        <draw:frame draw:style-name="gr10" draw:text-style-name="P5" draw:layer="layout" svg:width="1.8cm" svg:height="0.645cm" svg:x="6.001cm" svg:y="0.088cm">
          <draw:text-box>
            <text:p text:style-name="P4"><text:span text:style-name="T1">Pandoc</text:span></text:p>
          </draw:text-box>
        </draw:frame>
        <draw:frame draw:style-name="gr7" draw:text-style-name="P5" draw:layer="layout" svg:width="2.6cm" svg:height="1.039cm" svg:x="4.7cm" svg:y="7.901cm">
          <draw:text-box>
            <text:p text:style-name="P4"><text:span text:style-name="T1">pre-dia.py -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0:20:45.906905000</meta:creation-date>
    <meta:generator>LibreOffice/5.0.5.2$MacOSX_X86_64 LibreOffice_project/55b006a02d247b5f7215fc6ea0fde844b30035b3</meta:generator>
    <dc:date>2016-03-10T21:33:12.798827000</dc:date>
    <meta:editing-duration>PT1H12M13S</meta:editing-duration>
    <meta:editing-cycles>28</meta:editing-cycles>
    <meta:document-statistic meta:object-count="43"/>
  </office:meta>
</office:document-meta>
</file>